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12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</style:style>
    <style:style style:name="ce31" style:family="table-cell" style:parent-style-name="Default">
      <style:table-cell-properties style:vertical-align="bottom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2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12"/>
        <table:table-column table:style-name="co2" table:default-cell-style-name="ce27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6" office:value-type="string" calcext:value-type="string">
            <text:p>upper</text:p>
          </table:table-cell>
          <table:table-cell table:style-name="ce28" office:value-type="string" calcext:value-type="string">
            <text:p>lower</text:p>
          </table:table-cell>
          <table:table-cell table:style-name="ce29" office:value-type="string" calcext:value-type="string">
            <text:p>core</text:p>
          </table:table-cell>
          <table:table-cell table:style-name="ce28" office:value-type="string" calcext:value-type="string">
            <text:p>strength</text:p>
          </table:table-cell>
          <table:table-cell table:style-name="ce28" office:value-type="string" calcext:value-type="string">
            <text:p>cardio</text:p>
          </table:table-cell>
          <table:table-cell table:style-name="ce22" office:value-type="string" calcext:value-type="string">
            <text:p>mobility</text:p>
          </table:table-cell>
          <table:table-cell table:style-name="ce23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# Lunge + Heel Touch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ide Squat + Tors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rs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31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uch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if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with one foot on a bank and put your weight on it; stand up by pushing from the foot on the bank and no the lower one; when up reverse motion and move slowly down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1.365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gold the limbs back 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idge Wal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your back; lift your hips, that you only touch the floor with heels and shoulders; march on your heel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v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lves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jump with straight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; you can wether crawl back with your hands towards your legs or with your legs towards your hands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; keep your center sta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; return to starting position; only go as deep as you can keep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own Dog Wal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rt on all fours and go into a concave hold by pushing your glutes upwards; start walking with your feet only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hold then get up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knees lightly bend to avoid a hollow back; hold a weight in fron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Opener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on your side and bend one leg in; put the equisided hand on the floor behind your back; push your hips outward upwar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; avoid a hollow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2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Box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et momentum and jump on the bench; jump back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Long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jump as far as possible on one leg; turn and jump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squat while holding the other leg; get back up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everse Lateral 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the side with legs straight; support your body with your upper leg; raise the low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 Hold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pport on all fours on the floor; keep a wide stance as possible; keep your core stable; hol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Calve Push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on one leg and push upwards with your calves only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move one leg forward upwards; then to the side; then to the back; then forward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e Up Marching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rch standing with high knees; lift your toes while march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keep your shoulders down; then push your upper body down and back and your bottom up into a convex hold; move your shoulders forward;</text:p>
          </table:table-cell>
          <table:table-cell table:number-columns-repeated="46"/>
        </table:table-row>
        <table:table-row table:style-name="ro1" table:number-rows-repeated="104850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2:Sheet1.H75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R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0">00/00/0000</text:date>, <text:time style:data-style-name="N2" text:time-value="21:47:23.061373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7.2$Linux_X86_64 LibreOffice_project/40$Build-2</meta:generator>
    <dc:date>2022-07-30T21:50:14.850594778</dc:date>
    <meta:editing-duration>P49DT12H48M8S</meta:editing-duration>
    <meta:editing-cycles>263</meta:editing-cycles>
    <meta:document-statistic meta:table-count="1" meta:cell-count="862" meta:object-count="0"/>
  </office:meta>
</office:document-meta>
</file>